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13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lcual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ai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rs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asurement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bta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uppos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se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swe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ppli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ppli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ppropria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x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etw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ill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unc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rri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rtes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entimete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ert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oos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serva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tan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untinuit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pe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r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rmin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sappea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ati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at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rect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and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rs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rss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licitl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ress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reel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equalit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flucen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itiall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volv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inie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we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inimiz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o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ecessaril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egligab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t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perat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therwi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eek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perl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lationship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spectivel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atisfie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olutio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olv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ecifi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tement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ubse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ubstitu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orry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____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_____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scrib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rm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rmin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incip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babiliti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ig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atisf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omewhe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ak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e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atio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ind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egra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uppo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ticl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ehavio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uch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ivit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assica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stan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ulomb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generac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lta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ynamic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hrenfes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ecton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urie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assi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ravitationa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moltoni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rmoni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eisenberg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ydroge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yrdoge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ven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Kineti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Kronneke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agrangi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apla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nz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v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rmailz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bservation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perator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scillato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cke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tential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ctangul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ung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chwarz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ymmetr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for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ncertaint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to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rrie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efficien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heren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mutator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mute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onen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centri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generacie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generac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generat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rivative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stribu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asticall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emenet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cat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cte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onentia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urie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rmonic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ydroge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maginar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mpenatrabl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mpermabl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cide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kineti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rice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rixe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ultiple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rbia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rb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rthogona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rthogonalit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endulu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rportiona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quantu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dia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di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ctanglu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o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epera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equen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hape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imultaniousl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uperposi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ymmetri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ymmetrie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eroem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forma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ube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ne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ariable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ector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elocity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eightles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gular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milto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miltonai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Kenetic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mentum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rmaliz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tential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efficient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effient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binatio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mut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onent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straine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miltoni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ermiti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otator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her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her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ring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pendent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aussia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Quantu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undary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wering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rmalizatio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flectio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cendental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ube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hr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mutator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jugate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served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tinuity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eneralized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rix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cke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ity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mission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ector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chroedinger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nergies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herical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ermitian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rmonic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scillator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dius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miltonian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und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nergy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gular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bability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ncertianty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ctation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perators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tes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mentum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tential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igen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ticle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nergy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gular</text:p>
          </table:table-cell>
          <table:table-cell/>
          <table:table-cell office:value-type="string" calcext:value-type="string">
            <text:p>acceler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tom</text:p>
          </table:table-cell>
          <table:table-cell/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arrier</text:p>
          </table:table-cell>
          <table:table-cell/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ehavior</text:p>
          </table:table-cell>
          <table:table-cell/>
          <table:table-cell office:value-type="string" calcext:value-type="string">
            <text:p>Algebr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ohr</text:p>
          </table:table-cell>
          <table:table-cell/>
          <table:table-cell office:value-type="string" calcext:value-type="string">
            <text:p>Amplitud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ound</text:p>
          </table:table-cell>
          <table:table-cell/>
          <table:table-cell office:value-type="string" calcext:value-type="string">
            <text:p>Angul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AntiNod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Atom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auchy</text:p>
          </table:table-cell>
          <table:table-cell/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ivita</text:p>
          </table:table-cell>
          <table:table-cell/>
          <table:table-cell office:value-type="string" calcext:value-type="string">
            <text:p>Atom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lassical</text:p>
          </table:table-cell>
          <table:table-cell/>
          <table:table-cell office:value-type="string" calcext:value-type="string">
            <text:p>Avagadr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efficients</text:p>
          </table:table-cell>
          <table:table-cell/>
          <table:table-cell office:value-type="string" calcext:value-type="string">
            <text:p>axi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herent</text:p>
          </table:table-cell>
          <table:table-cell/>
          <table:table-cell office:value-type="string" calcext:value-type="string">
            <text:p>Azmithal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mbination</text:p>
          </table:table-cell>
          <table:table-cell/>
          <table:table-cell office:value-type="string" calcext:value-type="string">
            <text:p>bal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mutator</text:p>
          </table:table-cell>
          <table:table-cell/>
          <table:table-cell office:value-type="string" calcext:value-type="string">
            <text:p>Band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mmutators</text:p>
          </table:table-cell>
          <table:table-cell/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mutes</text:p>
          </table:table-cell>
          <table:table-cell/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ponents</text:p>
          </table:table-cell>
          <table:table-cell/>
          <table:table-cell office:value-type="string" calcext:value-type="string">
            <text:p>Base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ncentric</text:p>
          </table:table-cell>
          <table:table-cell/>
          <table:table-cell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njugate</text:p>
          </table:table-cell>
          <table:table-cell/>
          <table:table-cell office:value-type="string" calcext:value-type="string">
            <text:p>Basi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served</text:p>
          </table:table-cell>
          <table:table-cell/>
          <table:table-cell office:value-type="string" calcext:value-type="string">
            <text:p>basi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nstant</text:p>
          </table:table-cell>
          <table:table-cell/>
          <table:table-cell office:value-type="string" calcext:value-type="string">
            <text:p>Bead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nstrained</text:p>
          </table:table-cell>
          <table:table-cell/>
          <table:table-cell office:value-type="string" calcext:value-type="string">
            <text:p>Beam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ntinuity</text:p>
          </table:table-cell>
          <table:table-cell/>
          <table:table-cell office:value-type="string" calcext:value-type="string">
            <text:p>Bindin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ulomb</text:p>
          </table:table-cell>
          <table:table-cell/>
          <table:table-cell office:value-type="string" calcext:value-type="string">
            <text:p>Black</text:p>
          </table:table-cell>
        </table:table-row>
        <table:table-row table:style-name="ro1">
          <table:table-cell/>
          <table:table-cell office:value-type="string" calcext:value-type="string">
            <text:p>degeneracies</text:p>
          </table:table-cell>
          <table:table-cell/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generacy</text:p>
          </table:table-cell>
          <table:table-cell/>
          <table:table-cell office:value-type="string" calcext:value-type="string">
            <text:p>Bohr</text:p>
          </table:table-cell>
        </table:table-row>
        <table:table-row table:style-name="ro1">
          <table:table-cell/>
          <table:table-cell office:value-type="string" calcext:value-type="string">
            <text:p>degenerate</text:p>
          </table:table-cell>
          <table:table-cell/>
          <table:table-cell office:value-type="string" calcext:value-type="string">
            <text:p>Boltzman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ltas</text:p>
          </table:table-cell>
          <table:table-cell/>
          <table:table-cell office:value-type="string" calcext:value-type="string">
            <text:p>Bor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Boso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pendent</text:p>
          </table:table-cell>
          <table:table-cell/>
          <table:table-cell office:value-type="string" calcext:value-type="string">
            <text:p>Boun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rivatives</text:p>
          </table:table-cell>
          <table:table-cell/>
          <table:table-cell office:value-type="string" calcext:value-type="string">
            <text:p>Bo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ifferential</text:p>
          </table:table-cell>
          <table:table-cell/>
          <table:table-cell office:value-type="string" calcext:value-type="string">
            <text:p>Bra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stribution</text:p>
          </table:table-cell>
          <table:table-cell/>
          <table:table-cell office:value-type="string" calcext:value-type="string">
            <text:p>Brogli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ynamics</text:p>
          </table:table-cell>
          <table:table-cell/>
          <table:table-cell office:value-type="string" calcext:value-type="string">
            <text:p>Cartesi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hrenfest</text:p>
          </table:table-cell>
          <table:table-cell/>
          <table:table-cell office:value-type="string" calcext:value-type="string">
            <text:p>Casmi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igen</text:p>
          </table:table-cell>
          <table:table-cell/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lastically</text:p>
          </table:table-cell>
          <table:table-cell/>
          <table:table-cell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lectric</text:p>
          </table:table-cell>
          <table:table-cell/>
          <table:table-cell office:value-type="string" calcext:value-type="string">
            <text:p>Centra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lectrons</text:p>
          </table:table-cell>
          <table:table-cell/>
          <table:table-cell office:value-type="string" calcext:value-type="string">
            <text:p>Chang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lassical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nergies</text:p>
          </table:table-cell>
          <table:table-cell/>
          <table:table-cell office:value-type="string" calcext:value-type="string">
            <text:p>Comm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Commuta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pectation</text:p>
          </table:table-cell>
          <table:table-cell/>
          <table:table-cell office:value-type="string" calcext:value-type="string">
            <text:p>Commutators</text:p>
          </table:table-cell>
        </table:table-row>
        <table:table-row table:style-name="ro1">
          <table:table-cell/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Commuting</text:p>
          </table:table-cell>
        </table:table-row>
        <table:table-row table:style-name="ro1">
          <table:table-cell/>
          <table:table-cell office:value-type="string" calcext:value-type="string">
            <text:p>exponential</text:p>
          </table:table-cell>
          <table:table-cell/>
          <table:table-cell office:value-type="string" calcext:value-type="string">
            <text:p>Compatibl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Fourier</text:p>
          </table:table-cell>
          <table:table-cell/>
          <table:table-cell office:value-type="string" calcext:value-type="string">
            <text:p>Comple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aussian</text:p>
          </table:table-cell>
          <table:table-cell/>
          <table:table-cell office:value-type="string" calcext:value-type="string">
            <text:p>Componen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neralized</text:p>
          </table:table-cell>
          <table:table-cell/>
          <table:table-cell office:value-type="string" calcext:value-type="string">
            <text:p>Compto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ravitational</text:p>
          </table:table-cell>
          <table:table-cell/>
          <table:table-cell office:value-type="string" calcext:value-type="string">
            <text:p>Con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amilton</text:p>
          </table:table-cell>
          <table:table-cell/>
          <table:table-cell office:value-type="string" calcext:value-type="string">
            <text:p>Conserv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amiltonain</text:p>
          </table:table-cell>
          <table:table-cell/>
          <table:table-cell office:value-type="string" calcext:value-type="string">
            <text:p>Continiou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armonic</text:p>
          </table:table-cell>
          <table:table-cell/>
          <table:table-cell office:value-type="string" calcext:value-type="string">
            <text:p>Conversio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eisenberg</text:p>
          </table:table-cell>
          <table:table-cell/>
          <table:table-cell office:value-type="string" calcext:value-type="string">
            <text:p>Coordin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ermitian</text:p>
          </table:table-cell>
          <table:table-cell/>
          <table:table-cell office:value-type="string" calcext:value-type="string">
            <text:p>Coordinat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ydrogen</text:p>
          </table:table-cell>
          <table:table-cell/>
          <table:table-cell office:value-type="string" calcext:value-type="string">
            <text:p>corra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maginary</text:p>
          </table:table-cell>
          <table:table-cell/>
          <table:table-cell office:value-type="string" calcext:value-type="string">
            <text:p>corresponden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mpenatrable</text:p>
          </table:table-cell>
          <table:table-cell/>
          <table:table-cell office:value-type="string" calcext:value-type="string">
            <text:p>Coulomb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mpermable</text:p>
          </table:table-cell>
          <table:table-cell/>
          <table:table-cell office:value-type="string" calcext:value-type="string">
            <text:p>Couplin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ident</text:p>
          </table:table-cell>
          <table:table-cell/>
          <table:table-cell office:value-type="string" calcext:value-type="string">
            <text:p>Cylindrical</text:p>
          </table:table-cell>
        </table:table-row>
        <table:table-row table:style-name="ro1">
          <table:table-cell/>
          <table:table-cell office:value-type="string" calcext:value-type="string">
            <text:p>Invent</text:p>
          </table:table-cell>
          <table:table-cell/>
          <table:table-cell office:value-type="string" calcext:value-type="string">
            <text:p>Daviss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netic</text:p>
          </table:table-cell>
          <table:table-cell/>
          <table:table-cell office:value-type="string" calcext:value-type="string">
            <text:p>Defractio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ronneker</text:p>
          </table:table-cell>
          <table:table-cell/>
          <table:table-cell office:value-type="string" calcext:value-type="string">
            <text:p>Degenerac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grangian</text:p>
          </table:table-cell>
          <table:table-cell/>
          <table:table-cell office:value-type="string" calcext:value-type="string">
            <text:p>Degene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place</text:p>
          </table:table-cell>
          <table:table-cell/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nz</text:p>
          </table:table-cell>
          <table:table-cell/>
          <table:table-cell office:value-type="string" calcext:value-type="string">
            <text:p>Densitie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vi</text:p>
          </table:table-cell>
          <table:table-cell/>
          <table:table-cell office:value-type="string" calcext:value-type="string">
            <text:p>Densit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wering</text:p>
          </table:table-cell>
          <table:table-cell/>
          <table:table-cell office:value-type="string" calcext:value-type="string">
            <text:p>Depende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trixes</text:p>
          </table:table-cell>
          <table:table-cell/>
          <table:table-cell office:value-type="string" calcext:value-type="string">
            <text:p>Derivativ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termin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mentum</text:p>
          </table:table-cell>
          <table:table-cell/>
          <table:table-cell office:value-type="string" calcext:value-type="string">
            <text:p>Differential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ultiplet</text:p>
          </table:table-cell>
          <table:table-cell/>
          <table:table-cell office:value-type="string" calcext:value-type="string">
            <text:p>Diffrrac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ormailze</text:p>
          </table:table-cell>
          <table:table-cell/>
          <table:table-cell office:value-type="string" calcext:value-type="string">
            <text:p>dipo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ormalization</text:p>
          </table:table-cell>
          <table:table-cell/>
          <table:table-cell office:value-type="string" calcext:value-type="string">
            <text:p>Dira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bservations</text:p>
          </table:table-cell>
          <table:table-cell/>
          <table:table-cell office:value-type="string" calcext:value-type="string">
            <text:p>Discre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rators</text:p>
          </table:table-cell>
          <table:table-cell/>
          <table:table-cell office:value-type="string" calcext:value-type="string">
            <text:p>Disginguishab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rbial</text:p>
          </table:table-cell>
          <table:table-cell/>
          <table:table-cell office:value-type="string" calcext:value-type="string">
            <text:p>domai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rthogonality</text:p>
          </table:table-cell>
          <table:table-cell/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scillator</text:p>
          </table:table-cell>
          <table:table-cell/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cket</text:p>
          </table:table-cell>
          <table:table-cell/>
          <table:table-cell office:value-type="string" calcext:value-type="string">
            <text:p>Ehrenfes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rity</text:p>
          </table:table-cell>
          <table:table-cell/>
          <table:table-cell office:value-type="string" calcext:value-type="string">
            <text:p>Eig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rticle</text:p>
          </table:table-cell>
          <table:table-cell/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endulum</text:p>
          </table:table-cell>
          <table:table-cell/>
          <table:table-cell office:value-type="string" calcext:value-type="string">
            <text:p>ElectroMagneti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lane</text:p>
          </table:table-cell>
          <table:table-cell/>
          <table:table-cell office:value-type="string" calcext:value-type="string">
            <text:p>Electrons</text:p>
          </table:table-cell>
        </table:table-row>
        <table:table-row table:style-name="ro1">
          <table:table-cell/>
          <table:table-cell office:value-type="string" calcext:value-type="string">
            <text:p>porportional</text:p>
          </table:table-cell>
          <table:table-cell/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otentials</text:p>
          </table:table-cell>
          <table:table-cell/>
          <table:table-cell office:value-type="string" calcext:value-type="string">
            <text:p>EP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obability</text:p>
          </table:table-cell>
          <table:table-cell/>
          <table:table-cell office:value-type="string" calcext:value-type="string">
            <text:p>Equivale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Eul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ampl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uantum</text:p>
          </table:table-cell>
          <table:table-cell/>
          <table:table-cell office:value-type="string" calcext:value-type="string">
            <text:p>Exchang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adial</text:p>
          </table:table-cell>
          <table:table-cell/>
          <table:table-cell office:value-type="string" calcext:value-type="string">
            <text:p>Exclusio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adii</text:p>
          </table:table-cell>
          <table:table-cell/>
          <table:table-cell office:value-type="string" calcext:value-type="string">
            <text:p>Expect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dius</text:p>
          </table:table-cell>
          <table:table-cell/>
          <table:table-cell office:value-type="string" calcext:value-type="string">
            <text:p>Experimen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ising</text:p>
          </table:table-cell>
          <table:table-cell/>
          <table:table-cell office:value-type="string" calcext:value-type="string">
            <text:p>Fermio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tangular</text:p>
          </table:table-cell>
          <table:table-cell/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flection</text:p>
          </table:table-cell>
          <table:table-cell/>
          <table:table-cell office:value-type="string" calcext:value-type="string">
            <text:p>Fini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gions</text:p>
          </table:table-cell>
          <table:table-cell/>
          <table:table-cell office:value-type="string" calcext:value-type="string">
            <text:p>Forbidde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d</text:p>
          </table:table-cell>
          <table:table-cell/>
          <table:table-cell office:value-type="string" calcext:value-type="string">
            <text:p>Force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unge</text:p>
          </table:table-cell>
          <table:table-cell/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roedinger</text:p>
          </table:table-cell>
          <table:table-cell/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ap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peration</text:p>
          </table:table-cell>
          <table:table-cell/>
          <table:table-cell office:value-type="string" calcext:value-type="string">
            <text:p>Ga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Gaug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haped</text:p>
          </table:table-cell>
          <table:table-cell/>
          <table:table-cell office:value-type="string" calcext:value-type="string">
            <text:p>Gaussia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imultaniously</text:p>
          </table:table-cell>
          <table:table-cell/>
          <table:table-cell office:value-type="string" calcext:value-type="string">
            <text:p>Generalized</text:p>
          </table:table-cell>
        </table:table-row>
        <table:table-row table:style-name="ro1">
          <table:table-cell/>
          <table:table-cell office:value-type="string" calcext:value-type="string">
            <text:p>spheres</text:p>
          </table:table-cell>
          <table:table-cell/>
          <table:table-cell office:value-type="string" calcext:value-type="string">
            <text:p>Gerlac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pherical</text:p>
          </table:table-cell>
          <table:table-cell/>
          <table:table-cell office:value-type="string" calcext:value-type="string">
            <text:p>Germ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Grating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uperposition</text:p>
          </table:table-cell>
          <table:table-cell/>
          <table:table-cell office:value-type="string" calcext:value-type="string">
            <text:p>Hal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ymmetric</text:p>
          </table:table-cell>
          <table:table-cell/>
          <table:table-cell office:value-type="string" calcext:value-type="string">
            <text:p>Hamiltioni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ymmetries</text:p>
          </table:table-cell>
          <table:table-cell/>
          <table:table-cell office:value-type="string" calcext:value-type="string">
            <text:p>Hamilt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ymmetry</text:p>
          </table:table-cell>
          <table:table-cell/>
          <table:table-cell office:value-type="string" calcext:value-type="string">
            <text:p>Harmoni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heroems</text:p>
          </table:table-cell>
          <table:table-cell/>
          <table:table-cell office:value-type="string" calcext:value-type="string">
            <text:p>harmonic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ranscendental</text:p>
          </table:table-cell>
          <table:table-cell/>
          <table:table-cell office:value-type="string" calcext:value-type="string">
            <text:p>Heisenber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Heliu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ransformation</text:p>
          </table:table-cell>
          <table:table-cell/>
          <table:table-cell office:value-type="string" calcext:value-type="string">
            <text:p>Hermiti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ransmission</text:p>
          </table:table-cell>
          <table:table-cell/>
          <table:table-cell office:value-type="string" calcext:value-type="string">
            <text:p>Hilber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ube</text:p>
          </table:table-cell>
          <table:table-cell/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Hydro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dentical</text:p>
          </table:table-cell>
        </table:table-row>
        <table:table-row table:style-name="ro1">
          <table:table-cell/>
          <table:table-cell office:value-type="string" calcext:value-type="string">
            <text:p>variables</text:p>
          </table:table-cell>
          <table:table-cell/>
          <table:table-cell office:value-type="string" calcext:value-type="string">
            <text:p>Identit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ectors</text:p>
          </table:table-cell>
          <table:table-cell/>
          <table:table-cell office:value-type="string" calcext:value-type="string">
            <text:p>Incide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elocity</text:p>
          </table:table-cell>
          <table:table-cell/>
          <table:table-cell office:value-type="string" calcext:value-type="string">
            <text:p>Incompatib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Independent</text:p>
          </table:table-cell>
        </table:table-row>
        <table:table-row table:style-name="ro1">
          <table:table-cell/>
          <table:table-cell office:value-type="string" calcext:value-type="string">
            <text:p>weightless</text:p>
          </table:table-cell>
          <table:table-cell/>
          <table:table-cell office:value-type="string" calcext:value-type="string">
            <text:p>Infin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fere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g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ac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pret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ari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otrop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et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d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g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nd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Plac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w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a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caliz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we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gnet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ri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sureme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chanic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le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me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ment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tliplic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wt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liz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t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serv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rato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bi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thog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thonorm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cilla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cke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do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c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u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ndul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od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o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yic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et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k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ariz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tia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nci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er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antiz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ant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is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msau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yleig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tang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duc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lec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le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r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therf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yber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l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tte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roeding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pe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m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mmerfe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ct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ctr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heric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qu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on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stic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uct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perposi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mmet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ore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ss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form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i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lat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l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miss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mit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orm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vel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b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nnel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certian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t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Polariz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i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cto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oc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l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o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:</text:p>
          </table:table-cell>
          <table:table-cell office:value-type="string" calcext:value-type="string">
            <text:p>Algebr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mplitud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tiNod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tom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vagadr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zmith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sic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si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ead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eam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ltzman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s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r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rogli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smi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entr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hang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mutat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mutator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atib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le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onen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pt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stan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versi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ordinat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upl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aviss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genera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genera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nsiti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nsit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rivativ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termina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fferenti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ffrrac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ra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sginguishab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hrenfes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ectroMagneti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ectr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ival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ul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ampl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chang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clus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ct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ermi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ini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r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rc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aug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aussi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erm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rating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miltioni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milt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eisenber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eisenbur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eli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ermiti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dentic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dentit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compatib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eferen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erac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eracti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varian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sotropi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Jul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Ke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aPlaci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add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agrang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anda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aw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vel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caliz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ower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rix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t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icrosop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inimu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inim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lecula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utliplic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ewt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rmaliz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t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umber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perat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rthogon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rthonorm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cke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i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ado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ul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endul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eriodi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hyic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la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lanetar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la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lariz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abilit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babiliti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duc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is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msau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yleigh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ctangula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du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duc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flect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flec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lati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quir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utherfor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yber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olid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ommerfel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ectr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bilit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nd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tionar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ructu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uperposi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eore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oss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formati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i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lation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lati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miss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mitt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ormati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vel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ub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unnel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nPolariz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ect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ersi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ell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bou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cceler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xi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l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si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r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responden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po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omai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ectr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al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rmonic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eger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gneti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men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ment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perat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rbi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tic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t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di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di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duc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li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ystem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i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n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s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h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un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artesi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lassic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mmuting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servat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tiniou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ordinat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ulom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ylindric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fract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orbidde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unctio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ap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eneralize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Gerlac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ilber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ciden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finit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n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Keneti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gneti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asurement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chanic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duct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Quantizat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adi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otation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otatio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ul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calar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eperat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tistic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er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ystem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I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nitar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ector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unctio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mentu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ticl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rul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inding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ydroge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terpreta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s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tri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rbit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lank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impl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ectr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heric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i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ymmetr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ransforma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q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av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ependen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lectro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xperiment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bservabl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cket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ticl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ticl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cattering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chroeding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ncertiant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ariabl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ell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rmoni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scillato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arit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Quantu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nstant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as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ation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ige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quatio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tenti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rincipl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ngular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otential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perator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Wav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omentu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tes</text:p>
          </table:table-cell>
        </table:table-row>
      </table:table>
      <table:named-expressions/>
      <table:database-ranges>
        <table:database-range table:name="__Anonymous_Sheet_DB__0" table:target-range-address="Sheet1.B14:Sheet1.E526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Sheet2.A5:Sheet2.B1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20:41:21.175192758</meta:creation-date>
    <dc:date>2024-04-02T12:44:51.098612012</dc:date>
    <meta:editing-duration>PT11H7M11S</meta:editing-duration>
    <meta:editing-cycles>1</meta:editing-cycles>
    <meta:document-statistic meta:table-count="3" meta:cell-count="3448" meta:object-count="0"/>
    <meta:generator>LibreOffice/7.2.7.2$Linux_X86_64 LibreOffice_project/20$Build-2</meta:generator>
  </office:meta>
</office:document-meta>
</file>